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2d8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da</text:span>a<text:span text:style-name="T1">aailajsdlkasnsdsasaassaaaaassssssssd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2-18T18:07:32.340656459</dc:date>
    <meta:editing-duration>PT1H31M34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9" meta:non-whitespace-character-count="49"/>
  </office:meta>
</office:document-meta>
</file>